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9mm"/>
    </style:style>
    <style:style style:name="co2" style:family="table-column">
      <style:table-column-properties fo:break-before="auto" style:column-width="102.45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noramaLocation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Лагерь грозового племени</text:p>
          </table:table-cell>
          <table:table-cell office:value-type="string" calcext:value-type="string">
            <text:p>вид со скалы</text:p>
          </table:table-cell>
          <table:table-cell office:value-type="string" calcext:value-type="string">
            <text:p>вид под скалой</text:p>
          </table:table-cell>
          <table:table-cell office:value-type="string" calcext:value-type="string">
            <text:p>пещера предводителя</text:p>
          </table:table-cell>
          <table:table-cell office:value-type="string" calcext:value-type="string">
            <text:p>палатка воинов</text:p>
          </table:table-cell>
          <table:table-cell office:value-type="string" calcext:value-type="string">
            <text:p>палатка целителя</text:p>
          </table:table-cell>
          <table:table-cell office:value-type="string" calcext:value-type="string">
            <text:p>детская</text:p>
          </table:table-cell>
          <table:table-cell office:value-type="string" calcext:value-type="string">
            <text:p>пень (место еды)</text:p>
          </table:table-cell>
          <table:table-cell office:value-type="string" calcext:value-type="string">
            <text:p>палатка оруженосцев</text:p>
          </table:table-cell>
          <table:table-cell office:value-type="string" calcext:value-type="string">
            <text:p>бревно старейшин</text:p>
          </table:table-cell>
          <table:table-cell office:value-type="string" calcext:value-type="string">
            <text:p>отхожее место (не локация)</text:p>
          </table:table-cell>
          <table:table-cell office:value-type="string" calcext:value-type="string">
            <text:p>вход (не локация)</text:p>
          </table:table-cell>
          <table:table-cell table:number-columns-repeated="2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Лагерь речного племени</text:p>
          </table:table-cell>
          <table:table-cell office:value-type="string" calcext:value-type="string">
            <text:p>палатка воинов</text:p>
          </table:table-cell>
          <table:table-cell office:value-type="string" calcext:value-type="string">
            <text:p>детская</text:p>
          </table:table-cell>
          <table:table-cell office:value-type="string" calcext:value-type="string">
            <text:p>палатка старейшин</text:p>
          </table:table-cell>
          <table:table-cell office:value-type="string" calcext:value-type="string">
            <text:p>палатка предводителя</text:p>
          </table:table-cell>
          <table:table-cell office:value-type="string" calcext:value-type="string">
            <text:p>палатка оруженосцев</text:p>
          </table:table-cell>
          <table:table-cell office:value-type="string" calcext:value-type="string">
            <text:p>палатка целителя</text:p>
          </table:table-cell>
          <table:table-cell office:value-type="string" calcext:value-type="string">
            <text:p>полянка</text:p>
          </table:table-cell>
          <table:table-cell office:value-type="string" calcext:value-type="string">
            <text:p>отхожее место</text:p>
          </table:table-cell>
          <table:table-cell office:value-type="string" calcext:value-type="string">
            <text:p>вход (не локация)</text:p>
          </table:table-cell>
          <table:table-cell table:number-columns-repeated="4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Лагерь племени ветра</text:p>
          </table:table-cell>
          <table:table-cell office:value-type="string" calcext:value-type="string">
            <text:p>вид с камня собраний</text:p>
          </table:table-cell>
          <table:table-cell office:value-type="string" calcext:value-type="string">
            <text:p>вид возле камня</text:p>
          </table:table-cell>
          <table:table-cell office:value-type="string" calcext:value-type="string">
            <text:p>детская</text:p>
          </table:table-cell>
          <table:table-cell office:value-type="string" calcext:value-type="string">
            <text:p>палатка старейшин</text:p>
          </table:table-cell>
          <table:table-cell office:value-type="string" calcext:value-type="string">
            <text:p>места оруженосцев</text:p>
          </table:table-cell>
          <table:table-cell office:value-type="string" calcext:value-type="string">
            <text:p>места воинов</text:p>
          </table:table-cell>
          <table:table-cell office:value-type="string" calcext:value-type="string">
            <text:p>место предводителя</text:p>
          </table:table-cell>
          <table:table-cell office:value-type="string" calcext:value-type="string">
            <text:p>нора целителя (барсучья)</text:p>
          </table:table-cell>
          <table:table-cell office:value-type="string" calcext:value-type="string">
            <text:p>лисья нора</text:p>
          </table:table-cell>
          <table:table-cell office:value-type="string" calcext:value-type="string">
            <text:p>вторая лисья нора</text:p>
          </table:table-cell>
          <table:table-cell office:value-type="string" calcext:value-type="string">
            <text:p>кроличья нора</text:p>
          </table:table-cell>
          <table:table-cell office:value-type="string" calcext:value-type="string">
            <text:p>вход (не локация)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1" office:value-type="string" calcext:value-type="string">
            <text:p>Лагерь племени теней</text:p>
          </table:table-cell>
          <table:table-cell table:number-columns-repeated="13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Высокие сосны</text:p>
          </table:table-cell>
          <table:table-cell table:number-columns-repeated="13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Высокие сосны(сторона камней)</text:p>
          </table:table-cell>
          <table:table-cell table:number-columns-repeated="13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Лесопилка(древогрыз)</text:p>
          </table:table-cell>
          <table:table-cell table:number-columns-repeated="13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Гнезда двуногих</text:p>
          </table:table-cell>
          <table:table-cell table:number-columns-repeated="1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Змеиная горка</text:p>
          </table:table-cell>
          <table:table-cell table:number-columns-repeated="1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Большой платан</text:p>
          </table:table-cell>
          <table:table-cell table:number-columns-repeated="13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Песчаный овраг</text:p>
          </table:table-cell>
          <table:table-cell table:number-columns-repeated="13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Нагретые камни (2 полу-панорамы)</text:p>
          </table:table-cell>
          <table:table-cell table:number-columns-repeated="13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Берег со стороны речного племени (2 полу-панорамы)</text:p>
          </table:table-cell>
          <table:table-cell table:number-columns-repeated="13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Островок</text:p>
          </table:table-cell>
          <table:table-cell table:number-columns-repeated="13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Пастбище</text:p>
          </table:table-cell>
          <table:table-cell table:number-columns-repeated="13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Переправа</text:p>
          </table:table-cell>
          <table:table-cell table:number-columns-repeated="13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Ущелье</text:p>
          </table:table-cell>
          <table:table-cell table:number-columns-repeated="13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Совиное дерево</text:p>
          </table:table-cell>
          <table:table-cell table:number-columns-repeated="13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Мост</text:p>
          </table:table-cell>
          <table:table-cell table:number-columns-repeated="13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4 Дерева</text:p>
          </table:table-cell>
          <table:table-cell table:number-columns-repeated="13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Гремящая тропа (по 2 полу-панорамы)</text:p>
          </table:table-cell>
          <table:table-cell table:number-columns-repeated="13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Территория ветра</text:p>
          </table:table-cell>
          <table:table-cell table:number-columns-repeated="13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Ферма</text:p>
          </table:table-cell>
          <table:table-cell table:number-columns-repeated="13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Гремящая тропа возле фермы (по 2 полу-панорамы)</text:p>
          </table:table-cell>
          <table:table-cell table:number-columns-repeated="13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Высокие скалы</text:p>
          </table:table-cell>
          <table:table-cell table:number-columns-repeated="13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Гниль</text:p>
          </table:table-cell>
          <table:table-cell table:number-columns-repeated="13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Территория теней(с обгоревшим деревом)</text:p>
          </table:table-cell>
          <table:table-cell table:number-columns-repeated="13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Гремящая тропа возле теней (по 2 полу-панорамы)</text:p>
          </table:table-cell>
          <table:table-cell table:number-columns-repeated="13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Лес возле Грозового племени</text:p>
          </table:table-cell>
          <table:table-cell table:number-columns-repeated="13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Лес возле двуногих</text:p>
          </table:table-cell>
          <table:table-cell table:number-columns-repeated="13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Лес возле Речного племени</text:p>
          </table:table-cell>
          <table:table-cell table:number-columns-repeated="13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Лес возле моста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Лужайка (для квеста)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5:22:29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1M8S</meta:editing-duration>
    <meta:editing-cycles>6</meta:editing-cycles>
    <meta:generator>LibreOffice/5.1.0.3$Windows_x86 LibreOffice_project/5e3e00a007d9b3b6efb6797a8b8e57b51ab1f737</meta:generator>
    <dc:date>2016-06-05T16:13:16.065000000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